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binary do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Jacobs</meta:initial-creator>
    <meta:creation-date>2014-03-25T09:14:01</meta:creation-date>
    <dc:date>2014-03-25T09:14:41</dc:date>
    <dc:creator>Peter Jacobs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3.5$Linux_X86_64 LibreOffice_project/350m1$Build-2</meta:generator>
  </office:meta>
</office:document-meta>
</file>